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0000001E0043139B5B307F1B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10.45cm" fo:min-width="11.15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5" style:family="graphic" style:parent-style-name="objectwithoutfill">
      <style:graphic-properties draw:stroke="dash" draw:stroke-dash="Double_20_Dash_20__28_Rounded_29_" svg:stroke-width="0.03cm" svg:stroke-color="#000000" draw:marker-start-width="0.25cm" draw:marker-end-width="0.25cm" svg:stroke-linecap="round" draw:fill="none" draw:textarea-vertical-align="middle" fo:padding-top="0.14cm" fo:padding-bottom="0.14cm" fo:padding-left="0.265cm" fo:padding-right="0.265cm"/>
    </style:style>
    <style:style style:name="gr6" style:family="graphic" style:parent-style-name="objectwithoutfill">
      <style:graphic-properties svg:stroke-width="0.05cm" svg:stroke-color="#000000" draw:marker-start="Dimension_20_Line_20_Arrow" draw:marker-start-width="0.35cm" draw:marker-end="Dimension_20_Line_20_Arrow" draw:marker-end-width="0.3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draw:stroke-dash="Dash_20_Dot_20_1" svg:stroke-width="0cm" draw:stroke-linejoin="none" svg:stroke-linecap="butt" draw:fill="solid" draw:fill-color="#ffffff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6.255cm" svg:height="12.191cm" svg:x="0.36cm" svg:y="0.907cm">
          <draw:image xlink:href="Pictures/1000000100000280000001E0043139B5B307F1B4.png" xlink:type="simple" xlink:show="embed" xlink:actuate="onLoad" draw:mime-type="image/png">
            <text:p/>
          </draw:image>
        </draw:frame>
        <draw:custom-shape draw:style-name="gr2" draw:text-style-name="P1" draw:layer="layout" svg:width="11.7cm" svg:height="10.75cm" svg:x="2.8cm" svg:y="1.7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1.25cm" svg:height="0.962cm" svg:x="3.15cm" svg:y="13.55cm">
          <draw:text-box>
            <text:p>Doppelbrechendes Medium (Glimmer)</text:p>
          </draw:text-box>
        </draw:frame>
        <draw:g>
          <svg:title>TexMaths</svg:title>
          <svg:desc>18§latex§$$\lambda_{L} = \frac{\lambda}{n_{L}}$$§svg§600§TRUE§</svg:desc>
          <draw:g>
            <draw:path draw:style-name="gr4" draw:text-style-name="P3" draw:layer="layout" svg:width="0.312cm" svg:height="0.445cm" svg:x="6.749cm" svg:y="2.755cm" svg:viewBox="0 0 313 446" svg:d="M192 253c26 67 56 162 65 177 11 14 18 14 34 14 5 0 10 0 15 0s7-4 7-5c0-2-2-4-4-6-7-7-10-18-14-30-43-120-86-239-129-358-13-38-47-45-78-45-2 0-11 0-11 7 0 4 4 4 6 6 21 3 25 7 41 50 21 57 41 115 61 172-58 58-116 116-174 173-7 7-11 11-11 20 0 11 8 18 18 18s16-7 22-13c51-60 102-120 152-180z">
              <text:p/>
            </draw:path>
            <draw:path draw:style-name="gr4" draw:text-style-name="P3" draw:layer="layout" svg:width="0.287cm" svg:height="0.301cm" svg:x="7.114cm" svg:y="2.985cm" svg:viewBox="0 0 288 302" svg:d="M151 36c6-16 6-20 47-20 14 0 18 0 18-9 0-2 0-7-7-7-11 0-22 2-33 2-10 0-25 0-36 0-9 0-21 0-30 0s-20-2-29-2c-2 0-9 0-9 11 0 5 5 5 14 5 6 0 9 0 17 0 9 2 10 2 10 7 0 3 0 4-1 9-20 79-40 157-60 236-3 14-5 18-39 18-8 0-13 0-13 9 0 7 5 7 13 7 74 0 148 0 223 0 10 0 10 0 14-9 5-13 38-97 38-101 0-1 0-7-7-7-6 0-6 4-9 11-17 41-36 90-117 90-17 0-34 0-51 0-12 0-14 0-14-4 0-2 0-3 2-9 20-79 39-158 59-237z">
              <text:p/>
            </draw:path>
            <draw:path draw:style-name="gr4" draw:text-style-name="P3" draw:layer="layout" svg:width="0.418cm" svg:height="0.148cm" svg:x="7.674cm" svg:y="2.96cm" svg:viewBox="0 0 419 149" svg:d="M398 27c9 0 21 1 21-13 0-13-12-14-20-14-126 0-253 0-379 0-9 0-20 1-20 14 0 14 11 13 20 13 126 0 252 0 378 0zM399 149c8 0 20 0 20-12 0-13-12-13-21-13-126 0-252 0-378 0-9 0-20 0-20 13 0 12 11 12 20 12 126 0 253 0 379 0z">
              <text:p/>
            </draw:path>
            <draw:path draw:style-name="gr4" draw:text-style-name="P3" draw:layer="layout" svg:width="0.312cm" svg:height="0.445cm" svg:x="8.607cm" svg:y="2.327cm" svg:viewBox="0 0 313 446" svg:d="M192 253c27 67 56 164 67 178 11 15 16 15 34 15 4 0 9 0 13 0 7-2 7-6 7-7 0-2 0-4-2-6-7-7-11-16-16-29-43-119-85-239-128-359-14-36-48-45-77-45-4 0-11 0-11 7 0 6 4 7 6 7 19 4 25 8 41 51 20 57 41 114 61 170-58 58-116 116-174 173-8 9-13 13-13 20 0 11 9 18 20 18s16-6 21-13c51-60 101-120 151-180z">
              <text:p/>
            </draw:path>
            <draw:path draw:style-name="gr4" draw:text-style-name="P3" draw:layer="layout" svg:width="0.756cm" svg:height="0.024cm" svg:x="8.381cm" svg:y="3.023cm" svg:viewBox="0 0 757 25" svg:d="M378 25c-126 0-252 0-378 0 0-8 0-17 0-25 252 0 505 0 757 0 0 8 0 17 0 25-126 0-253 0-379 0z">
              <text:p/>
            </draw:path>
            <draw:path draw:style-name="gr4" draw:text-style-name="P3" draw:layer="layout" svg:width="0.341cm" svg:height="0.285cm" svg:x="8.399cm" svg:y="3.346cm" svg:viewBox="0 0 342 286" svg:d="M38 241c-2 11-7 25-7 29 0 10 9 16 19 16 8 0 18-6 24-18 0-2 7-31 11-47 4-18 9-37 14-56 4-14 7-28 11-43 2-11 7-29 9-30 9-20 41-78 102-78 29 0 34 24 34 44 0 39-30 120-41 147-5 14-7 21-7 29 0 30 23 52 52 52 59 0 83-92 83-97 0-7-6-7-7-7-6 0-6 1-9 12-13 43-35 77-65 77-11 0-15-5-15-19 0-17 6-33 11-45 13-34 38-103 38-139 0-43-27-68-72-68-57 0-88 40-99 56-3-36-29-56-57-56-29 0-42 25-49 36-9 22-18 59-18 61 0 7 5 7 7 7 7 0 7-2 11-16 11-43 23-74 47-74 12 0 20 8 20 29 0 13-2 20-11 52-12 49-24 97-36 146z">
              <text:p/>
            </draw:path>
            <draw:path draw:style-name="gr4" draw:text-style-name="P3" draw:layer="layout" svg:width="0.287cm" svg:height="0.301cm" svg:x="8.791cm" svg:y="3.418cm" svg:viewBox="0 0 288 302" svg:d="M151 36c4-16 6-20 45-20 14 0 18 0 18-11-2-1 0-5-7-5-9 0-22 0-32 2-11 0-24 0-36 0-9 0-21 0-31 0s-20-2-29-2c-2 0-9 0-9 9 0 7 6 7 15 7 6 0 9 0 18 0 9 2 9 2 9 7-1 3 0 2-2 9-19 79-39 157-58 236-5 14-5 18-39 18-8 0-13 0-13 9 0 7 4 7 13 7 74 0 148 0 223 0 10 0 10 0 14-9 4-13 38-97 38-101 0-1-2-7-7-7-6 0-8 2-9 9-18 43-36 92-117 92-17 0-34 0-51 0-14 0-14 0-14-6 1-3 0-1 2-9 20-78 39-157 59-235z">
              <text:p/>
            </draw:path>
          </draw:g>
        </draw:g>
        <draw:line draw:style-name="gr5" draw:text-style-name="P1" draw:layer="layout" svg:x1="1.35cm" svg:y1="4.95cm" svg:x2="15.85cm" svg:y2="4.95cm">
          <text:p/>
        </draw:line>
        <draw:line draw:style-name="gr5" draw:text-style-name="P1" draw:layer="layout" svg:x1="1.35cm" svg:y1="8.55cm" svg:x2="15.85cm" svg:y2="8.55cm">
          <text:p/>
        </draw:line>
        <draw:g>
          <svg:title>TexMaths</svg:title>
          <svg:desc>18§latex§$$\lambda_{S} = \frac{\lambda}{n_{S}}$$§svg§600§TRUE§</svg:desc>
          <draw:g>
            <draw:path draw:style-name="gr4" draw:text-style-name="P3" draw:layer="layout" svg:width="0.312cm" svg:height="0.445cm" svg:x="7.151cm" svg:y="10.454cm" svg:viewBox="0 0 313 446" svg:d="M192 253c26 67 56 162 65 178 11 13 18 13 34 13 5 0 10 0 15 0s7-4 7-5c0-2-2-4-4-6-7-7-10-18-14-30-43-120-86-239-130-358-12-38-46-45-77-45-2 0-11 0-11 7 0 4 4 4 6 6 21 3 25 7 41 50 20 57 41 115 61 172-58 58-116 116-174 173-7 7-11 11-11 20 0 11 8 18 18 18s16-7 22-13c51-60 101-120 152-180z">
              <text:p/>
            </draw:path>
            <draw:path draw:style-name="gr4" draw:text-style-name="P3" draw:layer="layout" svg:width="0.281cm" svg:height="0.319cm" svg:x="7.518cm" svg:y="10.675cm" svg:viewBox="0 0 282 320" svg:d="M282 5c0-1-1-5-7-5-2 0-2 2-9 7-7 9-14 17-21 25-17-23-44-32-71-32-63 0-118 50-118 102 0 6 2 24 14 40 16 18 33 22 61 29 9 2 33 7 38 9 14 3 41 12 41 46 0 36-37 78-88 78-37 0-84-15-84-63 0-4 0-15 2-22 0-2 0-2 0-3 0-6-6-6-8-6-5 0-5 2-7 9-8 30-15 59-23 88 0 2-2 6-2 8 0 1 2 5 7 5 2 0 4 0 9-5 6-6 16-20 22-26 23 26 57 31 84 31 67 0 121-58 121-110 0-19-9-37-18-46-16-17-22-18-79-31-9-4-24-7-29-7-11-6-29-16-29-42 0-34 40-70 85-70 48 0 72 27 72 69 0 7-2 16-2 21 0 6 5 6 7 6 7 0 7-2 9-9 8-32 16-64 23-96z">
              <text:p/>
            </draw:path>
            <draw:path draw:style-name="gr4" draw:text-style-name="P3" draw:layer="layout" svg:width="0.418cm" svg:height="0.146cm" svg:x="8.063cm" svg:y="10.66cm" svg:viewBox="0 0 419 147" svg:d="M397 25c9 0 22 0 22-12 0-13-13-13-22-13-125 0-251 0-377 0-9 0-20 0-20 13 0 12 11 12 22 12 125 0 250 0 375 0zM397 147c9 0 22 0 22-12 0-13-13-13-22-13-125 0-250 0-375 0-11 0-22 0-22 13 0 12 11 12 20 12 126 0 252 0 377 0z">
              <text:p/>
            </draw:path>
            <draw:path draw:style-name="gr4" draw:text-style-name="P3" draw:layer="layout" svg:width="0.312cm" svg:height="0.445cm" svg:x="8.991cm" svg:y="10.026cm" svg:viewBox="0 0 313 446" svg:d="M192 253c26 67 56 164 67 178 9 15 16 15 32 15 5 0 10 0 15 0 5-2 7-6 7-7 0-2-2-4-4-6-7-7-10-16-14-29-43-119-86-239-130-359-12-36-46-45-77-45-2 0-11 0-11 7 0 6 4 5 6 7 21 4 25 8 41 51 20 57 41 114 61 170-58 58-116 116-174 173-7 9-11 13-11 20 0 11 8 18 18 18s16-6 22-13c51-60 101-120 152-180z">
              <text:p/>
            </draw:path>
            <draw:path draw:style-name="gr4" draw:text-style-name="P3" draw:layer="layout" svg:width="0.744cm" svg:height="0.024cm" svg:x="8.769cm" svg:y="10.722cm" svg:viewBox="0 0 745 25" svg:d="M372 25c-124 0-248 0-372 0 0-8 0-17 0-25 248 0 496 0 745 0 0 8 0 17 0 25-125 0-249 0-373 0z">
              <text:p/>
            </draw:path>
            <draw:path draw:style-name="gr4" draw:text-style-name="P3" draw:layer="layout" svg:width="0.341cm" svg:height="0.285cm" svg:x="8.787cm" svg:y="11.045cm" svg:viewBox="0 0 342 286" svg:d="M38 241c-2 11-7 25-7 29 0 10 9 16 19 16 8 0 18-6 24-18 3-16 7-31 11-47 4-18 9-37 14-56 4-14 7-28 11-43 1-11 7-29 7-30 11-20 43-78 104-78 29 0 34 24 34 44 0 39-32 120-41 147-5 14-7 21-7 29 0 30 23 52 52 52 59 0 83-92 83-97 0-7-6-7-8-7-7 0-7 3-8 12-13 43-35 77-65 77-11 0-16-5-16-19 0-17 7-31 12-45 11-34 38-103 38-139 0-43-27-68-72-68-58 0-88 40-99 56-4-36-29-56-57-56-29 0-42 25-49 36-9 22-18 59-18 61 0 7 5 7 7 7 7 0 7-2 11-14 11-45 23-76 47-76 12 0 20 8 20 29 0 13-4 20-11 52-12 49-24 97-36 146z">
              <text:p/>
            </draw:path>
            <draw:path draw:style-name="gr4" draw:text-style-name="P3" draw:layer="layout" svg:width="0.28cm" svg:height="0.319cm" svg:x="9.181cm" svg:y="11.108cm" svg:viewBox="0 0 281 320" svg:d="M281 5c0-1-2-5-6-5-3 0-3 0-9 7-7 9-14 17-21 25-18-23-45-32-72-32-63 0-117 50-117 101 0 7 0 25 14 41 15 18 31 22 61 29 9 2 31 7 38 9 14 3 41 12 41 46 0 36-37 78-88 78-39 0-86-15-86-63 0-4 0-15 2-22 2-2 2-2 2-3 0-6-6-6-8-6-7 0-7 2-9 9-7 30-14 59-21 88-2 2-2 6-2 8 0 1 2 5 5 5 4 0 4 0 9-7 6-6 17-18 22-24 23 26 58 31 84 31 67 0 121-58 121-110 0-19-7-37-18-46-14-17-22-18-79-33-9-2-24-5-27-7-11-4-31-14-31-40 0-34 40-70 87-70 46 0 70 27 70 69 0 5-2 16-2 19 0 8 5 8 7 8 7 0 7-2 9-11 8-31 16-62 24-94z">
              <text:p/>
            </draw:path>
          </draw:g>
        </draw:g>
        <draw:line draw:style-name="gr6" draw:text-style-name="P1" draw:layer="layout" svg:x1="2.75cm" svg:y1="13cm" svg:x2="14.5cm" svg:y2="13cm">
          <text:p/>
        </draw:line>
        <draw:g>
          <svg:title>TexMaths</svg:title>
          <svg:desc>18§latex§$d$§svg§600§FALSE§</svg:desc>
          <draw:g>
            <draw:path draw:style-name="gr7" draw:text-style-name="P4" draw:layer="layout" svg:width="0.257cm" svg:height="0.377cm" svg:x="8.163cm" svg:y="12.762cm" svg:viewBox="0 0 258 378" svg:d="M0 0c86 0 172 0 258 0 0 126 0 252 0 378-86 0-172 0-258 0 0-126 0-252 0-378z">
              <text:p/>
            </draw:path>
            <draw:path draw:style-name="gr4" draw:text-style-name="P3" draw:layer="layout" svg:width="0.296cm" svg:height="0.442cm" svg:x="8.156cm" svg:y="12.73cm" svg:viewBox="0 0 297 443" svg:d="M297 7c-3-2 0-7-9-7s-68 5-79 7c-5 0-9 4-9 13 0 7 6 7 17 7 28 0 30 3 30 11-1 4-1 8-2 12-12 50-25 99-37 149-11-23-29-41-58-41-73 0-150 93-150 185 0 59 34 100 82 100 13 0 45-2 83-47 3 25 27 47 55 47 23 0 38-14 47-34 10-23 19-61 19-63 0-5-5-5-7-5-7 0-7 2-9 11-10 41-23 77-48 77-16 0-18-16-18-29 0-14 0-20 4-31 29-120 59-241 89-362zM166 361c-1 12-1 12-12 23-27 36-52 45-70 45-30 0-39-34-39-60 0-30 19-107 34-136 19-38 46-61 71-61 42 0 50 52 50 56 0 3-1 7-1 11-11 40-22 81-33 122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_20_Arrow" draw:display-name="Dimension Line Arrow" svg:viewBox="0 0 836 946" svg:d="M0 0v110h418 418v-110zM418 110l-418 836h836z"/>
    <draw:marker draw:name="Linienspitzen_20_1" draw:display-name="Linienspitzen 1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4-19T19:20:37.646951936</dc:date>
    <meta:editing-duration>PT5H11M50S</meta:editing-duration>
    <meta:editing-cycles>31</meta:editing-cycles>
    <meta:generator>LibreOffice/7.3.7.2$Linux_X86_64 LibreOffice_project/30$Build-2</meta:generator>
    <meta:document-statistic meta:object-count="28"/>
  </office:meta>
</office:document-meta>
</file>